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3781e" officeooo:paragraph-rsid="0013781e"/>
    </style:style>
    <style:style style:name="P2" style:family="paragraph" style:parent-style-name="Standard">
      <style:text-properties style:text-underline-style="solid" style:text-underline-width="auto" style:text-underline-color="font-color" officeooo:rsid="001533ee" officeooo:paragraph-rsid="001533ee"/>
    </style:style>
    <style:style style:name="P3" style:family="paragraph" style:parent-style-name="Standard">
      <style:text-properties officeooo:rsid="0013781e" officeooo:paragraph-rsid="0013781e"/>
    </style:style>
    <style:style style:name="P4" style:family="paragraph" style:parent-style-name="Standard">
      <style:text-properties officeooo:rsid="001533ee" officeooo:paragraph-rsid="001533ee"/>
    </style:style>
    <style:style style:name="P5" style:family="paragraph" style:parent-style-name="Standard">
      <style:text-properties officeooo:rsid="0016828a" officeooo:paragraph-rsid="0016828a"/>
    </style:style>
    <style:style style:name="P6" style:family="paragraph" style:parent-style-name="Standard">
      <style:text-properties officeooo:paragraph-rsid="00174237"/>
    </style:style>
    <style:style style:name="P7" style:family="paragraph" style:parent-style-name="Standard">
      <style:text-properties officeooo:rsid="001f1949" officeooo:paragraph-rsid="001f1949"/>
    </style:style>
    <style:style style:name="P8" style:family="paragraph" style:parent-style-name="Standard">
      <style:text-properties officeooo:rsid="0022b353" officeooo:paragraph-rsid="0022b353"/>
    </style:style>
    <style:style style:name="P9" style:family="paragraph" style:parent-style-name="Standard">
      <style:text-properties officeooo:rsid="002827ed" officeooo:paragraph-rsid="002827ed"/>
    </style:style>
    <style:style style:name="P10" style:family="paragraph" style:parent-style-name="Standard">
      <style:text-properties officeooo:rsid="002cef0a" officeooo:paragraph-rsid="002cef0a"/>
    </style:style>
    <style:style style:name="P11" style:family="paragraph" style:parent-style-name="Standard">
      <style:text-properties officeooo:rsid="002ec297" officeooo:paragraph-rsid="0030e1ea"/>
    </style:style>
    <style:style style:name="P12" style:family="paragraph" style:parent-style-name="Standard">
      <style:text-properties officeooo:rsid="0031f7b4" officeooo:paragraph-rsid="0031f7b4"/>
    </style:style>
    <style:style style:name="P13" style:family="paragraph" style:parent-style-name="Standard">
      <style:text-properties officeooo:rsid="00347051" officeooo:paragraph-rsid="00347051"/>
    </style:style>
    <style:style style:name="P14" style:family="paragraph" style:parent-style-name="Standard">
      <style:text-properties officeooo:rsid="0039fa5b" officeooo:paragraph-rsid="0039fa5b"/>
    </style:style>
    <style:style style:name="P15" style:family="paragraph" style:parent-style-name="Standard">
      <style:text-properties officeooo:rsid="003d6b14" officeooo:paragraph-rsid="003d6b14"/>
    </style:style>
    <style:style style:name="P16" style:family="paragraph" style:parent-style-name="Standard">
      <style:text-properties officeooo:rsid="003e4c39" officeooo:paragraph-rsid="003e4c39"/>
    </style:style>
    <style:style style:name="P17" style:family="paragraph" style:parent-style-name="Standard">
      <style:text-properties officeooo:rsid="0042cd1c" officeooo:paragraph-rsid="0042cd1c"/>
    </style:style>
    <style:style style:name="P18" style:family="paragraph" style:parent-style-name="Standard">
      <style:text-properties officeooo:rsid="0043afa8" officeooo:paragraph-rsid="0043afa8"/>
    </style:style>
    <style:style style:name="P19" style:family="paragraph" style:parent-style-name="Standard">
      <style:text-properties officeooo:rsid="004b7ffe" officeooo:paragraph-rsid="004b7ffe"/>
    </style:style>
    <style:style style:name="P20" style:family="paragraph" style:parent-style-name="Standard">
      <style:text-properties officeooo:rsid="0050e836" officeooo:paragraph-rsid="0050e836"/>
    </style:style>
    <style:style style:name="P21" style:family="paragraph" style:parent-style-name="Standard">
      <style:text-properties fo:color="#000000" loext:opacity="100%" style:font-name="Liberation Serif" fo:font-size="12pt" style:text-underline-style="none" officeooo:rsid="005308e9" officeooo:paragraph-rsid="005308e9" style:font-size-asian="10.5pt" style:font-size-complex="12pt"/>
    </style:style>
    <style:style style:name="P22" style:family="paragraph" style:parent-style-name="Standard">
      <style:text-properties officeooo:rsid="0057b5a2" officeooo:paragraph-rsid="0057b5a2"/>
    </style:style>
    <style:style style:name="P23" style:family="paragraph" style:parent-style-name="Standard">
      <style:text-properties officeooo:rsid="005a6d92" officeooo:paragraph-rsid="005a6d92"/>
    </style:style>
    <style:style style:name="P24" style:family="paragraph" style:parent-style-name="Standard">
      <style:text-properties officeooo:rsid="005b431c" officeooo:paragraph-rsid="005b431c"/>
    </style:style>
    <style:style style:name="P25" style:family="paragraph" style:parent-style-name="Standard">
      <style:text-properties officeooo:rsid="005b5865" officeooo:paragraph-rsid="005b5865"/>
    </style:style>
    <style:style style:name="P26" style:family="paragraph" style:parent-style-name="Standard" style:list-style-name="L1">
      <style:text-properties fo:color="#000000" loext:opacity="100%" style:font-name="Liberation Serif" fo:font-size="12pt" style:text-underline-style="none" officeooo:rsid="0047bbc0" officeooo:paragraph-rsid="0047bbc0" style:font-size-asian="10.5pt" style:font-size-complex="12pt"/>
    </style:style>
    <style:style style:name="P27" style:family="paragraph" style:parent-style-name="Standard" style:list-style-name="L1">
      <style:text-properties fo:color="#000000" loext:opacity="100%" style:font-name="Liberation Serif" fo:font-size="12pt" style:text-underline-style="none" officeooo:rsid="004b757f" officeooo:paragraph-rsid="004b757f" style:font-size-asian="10.5pt" style:font-size-complex="12pt"/>
    </style:style>
    <style:style style:name="P28" style:family="paragraph" style:parent-style-name="Standard" style:list-style-name="L2">
      <style:text-properties fo:color="#000000" loext:opacity="100%" style:font-name="Liberation Serif" fo:font-size="12pt" style:text-underline-style="none" officeooo:rsid="00548d6b" officeooo:paragraph-rsid="00548d6b" style:font-size-asian="10.5pt" style:font-size-complex="12pt"/>
    </style:style>
    <style:style style:name="P29" style:family="paragraph" style:parent-style-name="Standard" style:list-style-name="L3">
      <style:text-properties fo:color="#000000" loext:opacity="100%" style:font-name="Liberation Serif" fo:font-size="12pt" style:text-underline-style="none" officeooo:rsid="0057b5a2" officeooo:paragraph-rsid="0057b5a2" style:font-size-asian="10.5pt" style:font-size-complex="12pt"/>
    </style:style>
    <style:style style:name="P30" style:family="paragraph" style:parent-style-name="Standard">
      <style:text-properties fo:color="#000000" loext:opacity="100%" style:font-name="Liberation Serif" fo:font-size="12pt" style:text-underline-style="none" officeooo:rsid="0058f2f4" officeooo:paragraph-rsid="0058f2f4" style:font-size-asian="10.5pt" style:font-size-complex="12pt"/>
    </style:style>
    <style:style style:name="P31" style:family="paragraph" style:parent-style-name="Standard">
      <style:text-properties fo:color="#000000" loext:opacity="100%" style:font-name="Liberation Serif" fo:font-size="12pt" style:text-underline-style="none" officeooo:rsid="00597db3" officeooo:paragraph-rsid="00597db3" style:font-size-asian="10.5pt" style:font-size-complex="12pt"/>
    </style:style>
    <style:style style:name="P32" style:family="paragraph" style:parent-style-name="Standard">
      <style:text-properties fo:color="#000000" loext:opacity="100%" style:font-name="Liberation Serif" fo:font-size="12pt" style:text-underline-style="none" officeooo:rsid="005b431c" officeooo:paragraph-rsid="005b431c" style:font-size-asian="10.5pt" style:font-size-complex="12pt"/>
    </style:style>
    <style:style style:name="P33" style:family="paragraph" style:parent-style-name="Standard">
      <style:text-properties fo:color="#000000" loext:opacity="100%" style:font-name="Liberation Serif" fo:font-size="12pt" style:text-underline-style="none" officeooo:rsid="005ca79c" officeooo:paragraph-rsid="005ca79c" style:font-size-asian="10.5pt" style:font-size-complex="12pt"/>
    </style:style>
    <style:style style:name="P34" style:family="paragraph" style:parent-style-name="Standard" style:list-style-name="L1">
      <style:text-properties officeooo:rsid="0047bbc0" officeooo:paragraph-rsid="0047bbc0"/>
    </style:style>
    <style:style style:name="P35" style:family="paragraph" style:parent-style-name="Standard" style:list-style-name="L2">
      <style:text-properties officeooo:rsid="00548d6b" officeooo:paragraph-rsid="00548d6b"/>
    </style:style>
    <style:style style:name="T1" style:family="text">
      <style:text-properties officeooo:rsid="0016828a"/>
    </style:style>
    <style:style style:name="T2" style:family="text">
      <style:text-properties officeooo:rsid="00174237"/>
    </style:style>
    <style:style style:name="T3" style:family="text">
      <style:text-properties officeooo:rsid="0018bb1a"/>
    </style:style>
    <style:style style:name="T4" style:family="text">
      <style:text-properties officeooo:rsid="001a9a7b"/>
    </style:style>
    <style:style style:name="T5" style:family="text">
      <style:text-properties officeooo:rsid="00203e8b"/>
    </style:style>
    <style:style style:name="T6" style:family="text">
      <style:text-properties officeooo:rsid="00214568"/>
    </style:style>
    <style:style style:name="T7" style:family="text">
      <style:text-properties officeooo:rsid="0023251c"/>
    </style:style>
    <style:style style:name="T8" style:family="text">
      <style:text-properties officeooo:rsid="0024d0df"/>
    </style:style>
    <style:style style:name="T9" style:family="text">
      <style:text-properties officeooo:rsid="00252d15"/>
    </style:style>
    <style:style style:name="T10" style:family="text">
      <style:text-properties officeooo:rsid="0026d83a"/>
    </style:style>
    <style:style style:name="T11" style:family="text">
      <style:text-properties officeooo:rsid="0027a82e"/>
    </style:style>
    <style:style style:name="T12" style:family="text">
      <style:text-properties officeooo:rsid="0027fe77"/>
    </style:style>
    <style:style style:name="T13" style:family="text">
      <style:text-properties officeooo:rsid="0029d6f1"/>
    </style:style>
    <style:style style:name="T14" style:family="text">
      <style:text-properties fo:color="#000000" loext:opacity="100%" style:font-name="Liberation Serif" fo:font-size="12pt" style:text-underline-style="none" style:font-size-asian="10.5pt" style:font-size-complex="12pt"/>
    </style:style>
    <style:style style:name="T15" style:family="text">
      <style:text-properties fo:color="#000000" loext:opacity="100%" style:font-name="Liberation Serif" fo:font-size="12pt" style:text-underline-style="none" officeooo:rsid="007450b7" style:font-size-asian="10.5pt" style:font-size-complex="12pt"/>
    </style:style>
    <style:style style:name="T16" style:family="text">
      <style:text-properties fo:color="#000000" loext:opacity="100%" style:font-name="Liberation Serif" fo:font-size="12pt" style:text-underline-style="none" officeooo:rsid="009b474f" style:font-size-asian="10.5pt" style:font-size-complex="12pt"/>
    </style:style>
    <style:style style:name="T17" style:family="text">
      <style:text-properties fo:color="#000000" loext:opacity="100%" style:font-name="Liberation Serif" fo:font-size="12pt" style:text-underline-style="none" officeooo:rsid="009d4b86" style:font-size-asian="10.5pt" style:font-size-complex="12pt"/>
    </style:style>
    <style:style style:name="T18" style:family="text">
      <style:text-properties fo:color="#000000" loext:opacity="100%" style:font-name="Liberation Serif" fo:font-size="12pt" style:text-underline-style="none" officeooo:rsid="0029d6f1" style:font-size-asian="10.5pt" style:font-size-complex="12pt"/>
    </style:style>
    <style:style style:name="T19" style:family="text">
      <style:text-properties fo:color="#000000" loext:opacity="100%" style:font-name="Liberation Serif" fo:font-size="12pt" style:text-underline-style="none" officeooo:rsid="002b075a" style:font-size-asian="10.5pt" style:font-size-complex="12pt"/>
    </style:style>
    <style:style style:name="T20" style:family="text">
      <style:text-properties fo:color="#000000" loext:opacity="100%" style:font-name="Liberation Serif" fo:font-size="12pt" style:text-underline-style="none" officeooo:rsid="002adbb8" style:font-size-asian="10.5pt" style:font-size-complex="12pt"/>
    </style:style>
    <style:style style:name="T21" style:family="text">
      <style:text-properties fo:color="#000000" loext:opacity="100%" style:font-name="Liberation Serif" fo:font-size="12pt" style:text-underline-style="none" officeooo:rsid="0030e1ea" style:font-size-asian="10.5pt" style:font-size-complex="12pt"/>
    </style:style>
    <style:style style:name="T22" style:family="text">
      <style:text-properties fo:color="#000000" loext:opacity="100%" style:font-name="Liberation Serif" fo:font-size="12pt" style:text-underline-style="none" officeooo:rsid="00376f31" style:font-size-asian="10.5pt" style:font-size-complex="12pt"/>
    </style:style>
    <style:style style:name="T23" style:family="text">
      <style:text-properties fo:color="#000000" loext:opacity="100%" style:font-name="Liberation Serif" fo:font-size="12pt" style:text-underline-style="none" officeooo:rsid="0039fa5b" style:font-size-asian="10.5pt" style:font-size-complex="12pt"/>
    </style:style>
    <style:style style:name="T24" style:family="text">
      <style:text-properties fo:color="#000000" loext:opacity="100%" style:font-name="Liberation Serif" fo:font-size="12pt" style:text-underline-style="none" officeooo:rsid="003ba573" style:font-size-asian="10.5pt" style:font-size-complex="12pt"/>
    </style:style>
    <style:style style:name="T25" style:family="text">
      <style:text-properties fo:color="#000000" loext:opacity="100%" style:font-name="Liberation Serif" fo:font-size="12pt" style:text-underline-style="none" officeooo:rsid="003d1a14" style:font-size-asian="10.5pt" style:font-size-complex="12pt"/>
    </style:style>
    <style:style style:name="T26" style:family="text">
      <style:text-properties fo:color="#000000" loext:opacity="100%" style:font-name="Liberation Serif" fo:font-size="12pt" style:text-underline-style="none" officeooo:rsid="003e4c39" style:font-size-asian="10.5pt" style:font-size-complex="12pt"/>
    </style:style>
    <style:style style:name="T27" style:family="text">
      <style:text-properties fo:color="#000000" loext:opacity="100%" style:font-name="Liberation Serif" fo:font-size="12pt" style:text-underline-style="none" officeooo:rsid="00408c07" style:font-size-asian="10.5pt" style:font-size-complex="12pt"/>
    </style:style>
    <style:style style:name="T28" style:family="text">
      <style:text-properties fo:color="#000000" loext:opacity="100%" style:font-name="Liberation Serif" fo:font-size="12pt" style:text-underline-style="none" officeooo:rsid="0041e49a" style:font-size-asian="10.5pt" style:font-size-complex="12pt"/>
    </style:style>
    <style:style style:name="T29" style:family="text">
      <style:text-properties fo:color="#000000" loext:opacity="100%" style:font-name="Liberation Serif" fo:font-size="12pt" style:text-underline-style="none" officeooo:rsid="0043afa8" style:font-size-asian="10.5pt" style:font-size-complex="12pt"/>
    </style:style>
    <style:style style:name="T30" style:family="text">
      <style:text-properties fo:color="#000000" loext:opacity="100%" style:font-name="Liberation Serif" fo:font-size="12pt" style:text-underline-style="none" officeooo:rsid="0045d71a" style:font-size-asian="10.5pt" style:font-size-complex="12pt"/>
    </style:style>
    <style:style style:name="T31" style:family="text">
      <style:text-properties fo:color="#000000" loext:opacity="100%" style:font-name="Liberation Serif" fo:font-size="12pt" style:text-underline-style="none" officeooo:rsid="0047bbc0" style:font-size-asian="10.5pt" style:font-size-complex="12pt"/>
    </style:style>
    <style:style style:name="T32" style:family="text">
      <style:text-properties fo:color="#000000" loext:opacity="100%" style:font-name="Liberation Serif" fo:font-size="12pt" style:text-underline-style="none" officeooo:rsid="0049b121" style:font-size-asian="10.5pt" style:font-size-complex="12pt"/>
    </style:style>
    <style:style style:name="T33" style:family="text">
      <style:text-properties fo:color="#000000" loext:opacity="100%" style:font-name="Liberation Serif" fo:font-size="12pt" style:text-underline-style="none" officeooo:rsid="004e44b0" style:font-size-asian="10.5pt" style:font-size-complex="12pt"/>
    </style:style>
    <style:style style:name="T34" style:family="text">
      <style:text-properties fo:color="#000000" loext:opacity="100%" style:font-name="Liberation Serif" fo:font-size="12pt" style:text-underline-style="none" officeooo:rsid="00503178" style:font-size-asian="10.5pt" style:font-size-complex="12pt"/>
    </style:style>
    <style:style style:name="T35" style:family="text">
      <style:text-properties fo:color="#000000" loext:opacity="100%" style:font-name="Liberation Serif" fo:font-size="12pt" style:text-underline-style="none" officeooo:rsid="00530d8f" style:font-size-asian="10.5pt" style:font-size-complex="12pt"/>
    </style:style>
    <style:style style:name="T36" style:family="text">
      <style:text-properties fo:color="#000000" loext:opacity="100%" style:font-name="Liberation Serif" fo:font-size="12pt" style:text-underline-style="none" officeooo:rsid="00575b44" style:font-size-asian="10.5pt" style:font-size-complex="12pt"/>
    </style:style>
    <style:style style:name="T37" style:family="text">
      <style:text-properties fo:color="#000000" loext:opacity="100%" style:font-name="Liberation Serif" fo:font-size="12pt" style:text-underline-style="none" officeooo:rsid="005af72c" style:font-size-asian="10.5pt" style:font-size-complex="12pt"/>
    </style:style>
    <style:style style:name="T38" style:family="text">
      <style:text-properties fo:color="#000000" loext:opacity="100%" style:font-name="Liberation Serif" fo:font-size="12pt" style:text-underline-style="none" officeooo:rsid="005bc20f" style:font-size-asian="10.5pt" style:font-size-complex="12pt"/>
    </style:style>
    <style:style style:name="T39" style:family="text">
      <style:text-properties officeooo:rsid="00305812"/>
    </style:style>
    <style:style style:name="T40" style:family="text">
      <style:text-properties officeooo:rsid="00548d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 This</text:p>
      <text:p text:style-name="P3">2)Both versions were just as easy to modify however the switch version is easier to understand at a glance.</text:p>
      <text:p text:style-name="P3"/>
      <text:p text:style-name="P2">Review</text:p>
      <text:p text:style-name="P4">1) A computation is taking some input and producing an output.</text:p>
      <text:p text:style-name="P4">2) <text:span text:style-name="T1">Inputs could be almost anything such as a mouse movement, a keyboard press, sound waves, light, pressure or even the output of another program or a different part of the same program.</text:span></text:p>
      <text:p text:style-name="P5">An output is the result after some computation has been done on the input. The input could be as simple as two 2s, the computation a sum and the output being a 4. The output could also be an image to a screen, etc...</text:p>
      <text:p text:style-name="P4">3) <text:span text:style-name="T2">Express computations Correctly, Simply and Efficiently in that order.</text:span></text:p>
      <text:p text:style-name="P6"><text:span text:style-name="T2">4) </text:span><text:span text:style-name="T3">An expression computes a value from a number of operands. The number of operands could be as low as one. For example, simple typing “42” would be an expression. Here, “42” is a literal that computes to the value 42. Expressions can also use variable names as operands such as “var1 + var2”. In this case, “var1” and “var2” r</text:span><text:span text:style-name="T4">epresent the object that they are the name of.</text:span></text:p>
      <text:p text:style-name="P7">5) <text:span text:style-name="T5">The difference between a statement and an expression is that a statement specifies an action whereas an expression only computes a value. An expression says nothing about what to do with a value once it has been computed. For example, take “cout &lt;&lt; 24 + 5”. Here, “24” and “5” are both expressions on their own. “24 + 5” is also an expression that would compute to a value of 29. However the statement in this case is the entire thing “cout &lt;&lt; 24 + 5”, it is the expression as well as the action of outputting to the ouput stream. </text:span><text:span text:style-name="T6">A statement therefore doesn’t produce a value like an expression does.</text:span></text:p>
      <text:p text:style-name="P8">6) <text:span text:style-name="T7">An lvalue refers to the lefthand operand of </text:span><text:span text:style-name="T9">some</text:span><text:span text:style-name="T7"> expression. An lvalue represents the location in memory that the value of the variable is stored in. Whereas an rvalue represents the value itself. In other words, lvalue is the box whereas rvalue is the contents of the box. For example, take “var1 = var2”. </text:span><text:span text:style-name="T10">Here,</text:span><text:span text:style-name="T7"> we are saying take the </text:span><text:span text:style-name="T8">box labelled “var1” and replace its</text:span><text:span text:style-name="T7"> contents </text:span><text:span text:style-name="T8">with the contents of the box labelled “var2”</text:span><text:span text:style-name="T7">. In this case, at no point are we interested in knowing the contents of the box labelled “var1”. </text:span><text:span text:style-name="T11">The operators that require an lvalue are the assignment and initialisation operators “=”. </text:span><text:span text:style-name="T12">Other operators do not require an lvalue since they are all concerned with the values themselves.</text:span></text:p>
      <text:p text:style-name="P9">7) <text:span text:style-name="T13">A constant expression is a </text:span><text:span text:style-name="T39">value that does not change such as a literal. (Example: “2”)</text:span></text:p>
      <text:p text:style-name="P10">8) <text:span text:style-name="T15">A literal </text:span><text:span text:style-name="T16">represents a value. It’s what you type as the value of a variable. A literal is to a value as a name is to a location in memory. </text:span><text:span text:style-name="T17">For example, 12 represents the integer value 12.</text:span></text:p>
      <text:p text:style-name="P11"><text:span text:style-name="T17">9</text:span><text:span text:style-name="T14">) </text:span><text:span text:style-name="T21">A symbolic constant is a </text:span><text:span text:style-name="T18">variable that is initialised and then cannot have its value changed. They are useful when you have values that do not change such as the speed of light. The main benefit of </text:span><text:span text:style-name="T21">symbolic constants</text:span><text:span text:style-name="T18"> is that they allow you to replace literals with a named constant that is more descriptive.</text:span><text:span text:style-name="T19"> </text:span><text:span text:style-name="T18">Defining the constant in one location also allows you to alter it (for example add some more digits of precision to the speed of light) without hunting down everywhere in your source code that you have used it. </text:span><text:span text:style-name="T20">Having it be a constant is also a protection against accidentally changing a variable that shouldn’t be, for example when accidentally putting an assignment operator in place of an equality.</text:span></text:p>
      <text:p text:style-name="P12"><text:span text:style-name="T20">1</text:span><text:span text:style-name="T14">0) Magic constants is the name given to non obvious literals. For example, 0.00000005670374419 is the Stefan-Boltzmann constant, but you would be hard pressed to recognise it in some code unless you had used a symbolic constant definition to name it. </text:span><text:span text:style-name="T22">Worse still would be a literal that you had come up with yourself. </text:span></text:p>
      <text:p text:style-name="P13"><text:span text:style-name="T14">11) </text:span><text:span text:style-name="T23">+, -, *, / can all be used for both integers and floating point values</text:span></text:p>
      <text:p text:style-name="P14"><text:span text:style-name="T14">12) % </text:span><text:span text:style-name="T25">and %=</text:span><text:span text:style-name="T14"> can be used for integers but not for floatin</text:span><text:span text:style-name="T24">g</text:span><text:span text:style-name="T14">-point values since there is no remainder</text:span></text:p>
      <text:p text:style-name="P15"><text:span text:style-name="T14">13) </text:span><text:span text:style-name="T26">+, =, &lt; can be used for strings although some have different meanings for strings since + is concatenation rather than addition</text:span></text:p>
      <text:p text:style-name="P16"><text:span text:style-name="T14">14) </text:span><text:span text:style-name="T27">A switch can be used when comparing a value to a set of constants. It is preferable if it makes source code easier to read and understand. </text:span><text:span text:style-name="T28">They are also often more efficient than if statements.</text:span></text:p>
      <text:p text:style-name="P17"><text:soft-page-break/><text:span text:style-name="T28">1</text:span><text:span text:style-name="T14">5) </text:span><text:span text:style-name="T29">Common problems with switch statements are they they are limited to constant integers, chars or enumerations so cannot always be used. They can’t, for example, be used with strings. They also lend themselves to errors such as forgetting to supply a default case or forgetting to put a break after each case etc. The</text:span><text:span text:style-name="T30">y</text:span><text:span text:style-name="T29"> </text:span><text:span text:style-name="T30">can be</text:span><text:span text:style-name="T29"> difficult </text:span><text:span text:style-name="T30">errors</text:span><text:span text:style-name="T29"> to find since the compiler won’t complain.</text:span></text:p>
      <text:p text:style-name="P18"><text:span text:style-name="T14">16) </text:span><text:span text:style-name="T31">Example: for (int i = 0; i &lt; 10; ++i){}</text:span></text:p>
      <text:list xml:id="list1940911810" text:style-name="L1">
        <text:list-item>
          <text:p text:style-name="P26">The keyword “for” indicates that this is a for loop.</text:p>
        </text:list-item>
        <text:list-item>
          <text:p text:style-name="P26">The first statement inside the parenthesis “int i = 0” creates a variable and then initialises it to 0. This statement is executed only once before the first loop.</text:p>
        </text:list-item>
        <text:list-item>
          <text:p text:style-name="P34"><text:span text:style-name="T32">i</text:span><text:span text:style-name="T14"> &lt; 10 is the second statement and is the condition that must be true to continue going round the loop. It is checked once before every loop.</text:span></text:p>
        </text:list-item>
        <text:list-item>
          <text:p text:style-name="P27">++i is the third and final statement and is an iteration. In this case it increments the value of i by 1.</text:p>
        </text:list-item>
        <text:list-item>
          <text:p text:style-name="P27">{} anything inside the curly brackets is the body of the for loop. These are the statements that are executed each time round the loop.</text:p>
        </text:list-item>
      </text:list>
      <text:p text:style-name="P19"><text:span text:style-name="T14">17) </text:span><text:span text:style-name="T33">A for loop should be used when you want to iterate through a number of values. Most often this will take the form of a loop counter that will count how many times the loop repeats. </text:span><text:span text:style-name="T34">A while loop should be used when you need a repeating loop but not one that iterates or keeps track of the number of repetitions.</text:span></text:p>
      <text:p text:style-name="P20"><text:span text:style-name="T34">1</text:span><text:span text:style-name="T14">8) You can print the numeric value of a char by converting it to an int.</text:span></text:p>
      <text:p text:style-name="P20"><text:span text:style-name="T14">For example: “cout &lt;&lt; int</text:span><text:span text:style-name="T35">{</text:span><text:span text:style-name="T14">‘c’</text:span><text:span text:style-name="T35">}</text:span><text:span text:style-name="T14">”</text:span></text:p>
      <text:p text:style-name="P21">19) <text:span text:style-name="T40">char foo (int x)</text:span></text:p>
      <text:list xml:id="list3538679459" text:style-name="L2">
        <text:list-item>
          <text:p text:style-name="P28">“char” means that the return type of the function will be a char</text:p>
        </text:list-item>
        <text:list-item>
          <text:p text:style-name="P28">“foo” is the name of the function which can be used to call it</text:p>
        </text:list-item>
        <text:list-item>
          <text:p text:style-name="P35"><text:span text:style-name="T14">“int x” is the argument it takes. That means that when this function is called, you must also pass it an argument of the same type, in this case an int. “</text:span><text:span text:style-name="T36">x</text:span><text:span text:style-name="T14">” </text:span><text:span text:style-name="T36">simply names the variable for use within the scope of the function</text:span></text:p>
        </text:list-item>
      </text:list>
      <text:p text:style-name="P22"><text:span text:style-name="T36">2</text:span><text:span text:style-name="T14">0) You should define a separate function when:</text:span></text:p>
      <text:list xml:id="list3832751170" text:style-name="L3">
        <text:list-item>
          <text:p text:style-name="P29">It makes the program simpler to logically separate and tie up a task</text:p>
        </text:list-item>
        <text:list-item>
          <text:p text:style-name="P29">It makes the program clearer to have the action named</text:p>
        </text:list-item>
        <text:list-item>
          <text:p text:style-name="P29">You want to perform the same action in multiple places</text:p>
        </text:list-item>
        <text:list-item>
          <text:p text:style-name="P29">Eases testing</text:p>
        </text:list-item>
      </text:list>
      <text:p text:style-name="P30">21) You can -, *, / and % an int but not a string. + can be used on both but technically the operator has different meanings for each. (addition and concatenation) You can also use an int in a switch but not a string.</text:p>
      <text:p text:style-name="P31">22) Two strings can be concatenated using +.</text:p>
      <text:p text:style-name="P31">23) 2</text:p>
      <text:p text:style-name="P31">24) You can use a for range loop. In this case I’ve assumed “vec” is a vector of ints but you can change the type of i, to the type of vec’s elements.</text:p>
      <text:p text:style-name="P31">for(int i : vec)</text:p>
      <text:p text:style-name="P31"><text:tab/>cout &lt;&lt; I &lt;&lt; “, ”;</text:p>
      <text:p text:style-name="P23"><text:span text:style-name="T14">25) </text:span><text:span text:style-name="T37">It creates a vector called alphabet containing 26 chars.</text:span></text:p>
      <text:p text:style-name="P24"><text:span text:style-name="T37">2</text:span><text:span text:style-name="T14">6) push_back() adds an element to the end of a vector</text:span></text:p>
      <text:p text:style-name="P32">27) size() is a function that when called will return the number of elements in a vector</text:p>
      <text:p text:style-name="P32">28) Vectors allow you to store sets of related data without declaring large amounts of variables. Unlike arrays, vectors can also grow as you add elements so you don’t need to know the size from the start.</text:p>
      <text:p text:style-name="P25"><text:span text:style-name="T14">29) By using the sort(</text:span><text:span text:style-name="T38">vec</text:span><text:span text:style-name="T14">) function.</text:span></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6T20:18:37.349000000</meta:creation-date>
    <dc:date>2022-11-09T11:30:00.529000000</dc:date>
    <meta:editing-duration>PT8H21M38S</meta:editing-duration>
    <meta:editing-cycles>64</meta:editing-cycles>
    <meta:generator>LibreOffice/7.0.4.2$Windows_X86_64 LibreOffice_project/dcf040e67528d9187c66b2379df5ea4407429775</meta:generator>
    <meta:document-statistic meta:table-count="0" meta:image-count="0" meta:object-count="0" meta:page-count="2" meta:paragraph-count="48" meta:word-count="1338" meta:character-count="7113" meta:non-whitespace-character-count="5833"/>
  </office:meta>
</office:document-meta>
</file>